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D000002393025FF0E06DA9FA4.png" manifest:media-type="image/png"/>
  <manifest:file-entry manifest:full-path="Pictures/100000000000027E000002377A314AAA6F3BDC4E.png" manifest:media-type="image/png"/>
  <manifest:file-entry manifest:full-path="Pictures/1000000000000278000002353585B6B5D696290C.png" manifest:media-type="image/png"/>
  <manifest:file-entry manifest:full-path="Pictures/10000000000002780000023482375AA26A597321.png" manifest:media-type="image/png"/>
  <manifest:file-entry manifest:full-path="Pictures/10000000000002740000021A168A9F2417639C60.png" manifest:media-type="image/png"/>
  <manifest:file-entry manifest:full-path="Pictures/100000000000027800000234B7B091471E63DA40.png" manifest:media-type="image/png"/>
  <manifest:file-entry manifest:full-path="Pictures/100000000000027F00000235C1AB106FD0365023.png" manifest:media-type="image/png"/>
  <manifest:file-entry manifest:full-path="Pictures/1000000000000280000002387FAC8B849F093AA3.png" manifest:media-type="image/png"/>
  <manifest:file-entry manifest:full-path="Pictures/10000000000002760000022C8EC44DD79B33EF76.png" manifest:media-type="image/png"/>
  <manifest:file-entry manifest:full-path="Pictures/100000000000028000000235E2C93BC0276B69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16.933cm" svg:height="14.949cm" draw:z-index="0"><draw:image xlink:href="Pictures/100000000000028000000235E2C93BC0276B698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n2" text:anchor-type="char" svg:x="-0.549cm" svg:y="0.067cm" svg:width="16.669cm" svg:height="14.711cm" draw:z-index="1"><draw:image xlink:href="Pictures/10000000000002760000022C8EC44DD79B33EF76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x="-0.072cm" svg:y="0.116cm" svg:width="16.907cm" svg:height="14.949cm" draw:z-index="2"><draw:image xlink:href="Pictures/100000000000027F00000235C1AB106FD036502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char" svg:x="0.139cm" svg:y="0.095cm" svg:width="16.722cm" svg:height="14.923cm" draw:z-index="3"><draw:image xlink:href="Pictures/100000000000027800000234B7B091471E63DA40.png" xlink:type="simple" xlink:show="embed" xlink:actuate="onLoad" loext:mime-type="image/png"/></draw:frame><text:soft-page-break/></text:p>
      <text:p text:style-name="Standard"/>
      <text:p text:style-name="Standard"><draw:frame draw:style-name="fr2" draw:name="Imagen5" text:anchor-type="char" svg:x="0.192cm" svg:y="0.464cm" svg:width="16.616cm" svg:height="14.235cm" draw:z-index="4"><draw:image xlink:href="Pictures/10000000000002740000021A168A9F2417639C60.png" xlink:type="simple" xlink:show="embed" xlink:actuate="onLoad" loext:mime-type="image/png"/></draw:frame><text:soft-page-break/></text:p>
      <text:p text:style-name="Standard"><draw:frame draw:style-name="fr2" draw:name="Imagen6" text:anchor-type="char" svg:x="0.086cm" svg:y="0.305cm" svg:width="16.722cm" svg:height="14.923cm" draw:z-index="5"><draw:image xlink:href="Pictures/10000000000002780000023482375AA26A597321.png" xlink:type="simple" xlink:show="embed" xlink:actuate="onLoad" loext:mime-type="image/png"/></draw:frame><text:soft-page-break/></text:p>
      <text:p text:style-name="Standard"><draw:frame draw:style-name="fr2" draw:name="Imagen7" text:anchor-type="char" svg:x="0.034cm" svg:y="0.212cm" svg:width="16.933cm" svg:height="15.028cm" draw:z-index="6"><draw:image xlink:href="Pictures/1000000000000280000002387FAC8B849F093AA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8" text:anchor-type="char" svg:x="-0.258cm" svg:y="0.102cm" svg:width="16.88cm" svg:height="15.002cm" draw:z-index="7"><draw:image xlink:href="Pictures/100000000000027E000002377A314AAA6F3BDC4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char" svg:x="0.074cm" svg:y="0.005cm" svg:width="16.854cm" svg:height="15.055cm" draw:z-index="8"><draw:image xlink:href="Pictures/100000000000027D000002393025FF0E06DA9FA4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n10" text:anchor-type="char" svg:width="16.722cm" svg:height="14.949cm" draw:z-index="9"><draw:image xlink:href="Pictures/1000000000000278000002353585B6B5D696290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1:47:58.690077258</meta:creation-date>
    <dc:date>2023-05-22T13:18:53.197393529</dc:date>
    <meta:editing-duration>PT26M59S</meta:editing-duration>
    <meta:editing-cycles>2</meta:editing-cycles>
    <meta:generator>LibreOffice/6.4.2.2$Linux_X86_64 LibreOffice_project/40$Build-2</meta:generator>
    <meta:document-statistic meta:table-count="0" meta:image-count="10" meta:object-count="0" meta:page-count="10" meta:paragraph-count="0" meta:word-count="0" meta:character-count="0" meta:non-whitespace-character-count="0"/>
  </office:meta>
</office:document-meta>
</file>